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4cm" fo:margin-bottom="0.199cm"/>
    </style:style>
    <style:style style:name="P2" style:family="paragraph" style:parent-style-name="UBUcuerpoTrabajo">
      <style:text-properties fo:font-weight="bold" style:font-weight-asian="bold" style:font-weight-complex="bold"/>
    </style:style>
    <style:style style:name="P3" style:family="paragraph" style:parent-style-name="UBUcuerpoTrabajo">
      <style:paragraph-properties fo:text-align="justify" style:justify-single-word="false"/>
    </style:style>
    <style:style style:name="P4" style:family="paragraph" style:parent-style-name="UBUcuerpoTrabajo">
      <style:paragraph-properties fo:margin-left="0cm" fo:margin-right="0cm" fo:text-align="justify" style:justify-single-word="false" fo:text-indent="0cm" style:auto-text-indent="false"/>
    </style:style>
    <style:style style:name="P5" style:family="paragraph" style:parent-style-name="Standard" style:master-page-name="Standard">
      <style:paragraph-properties fo:margin-top="0.4cm" fo:margin-bottom="0.199cm" style:page-number="auto" fo:break-before="auto" fo:break-after="auto"/>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top="0.4cm" fo:margin-bottom="0.199cm"/>
    </style:style>
    <style:style style:name="P7" style:family="paragraph" style:parent-style-name="Standard">
      <style:paragraph-properties fo:margin-top="0.4cm" fo:margin-bottom="0.199cm"/>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UBUcuerpoTrabajo">
      <style:paragraph-properties fo:text-align="justify" style:justify-single-word="false"/>
    </style:style>
    <style:style style:name="P9" style:family="paragraph" style:parent-style-name="Abstract">
      <style:paragraph-properties fo:margin-top="0.4cm" fo:margin-bottom="0.199cm"/>
    </style:style>
    <style:style style:name="P10"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style:font-name="Liberation Sans" fo:font-size="14pt" fo:font-weight="bold" style:font-style-asian="normal" style:font-weight-asian="bold" style:font-size-complex="14pt" style:font-style-complex="normal" style:font-weight-complex="bold"/>
    </style:style>
    <style:style style:name="T3" style:family="text">
      <style:text-properties fo:font-weight="bold" style:font-weight-asian="bold" style:font-weight-complex="bold"/>
    </style:style>
    <style:style style:name="T4" style:family="text">
      <style:text-properties fo:language="en" fo:country="none"/>
    </style:style>
    <style:style style:name="T5" style:family="text">
      <style:text-properties fo:language="en" fo:country="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Resumen</text:p>
      <text:p text:style-name="P3">Se desea desarrollar una herramienta que ayude a iniciarse en la programación a estudiantes.</text:p>
      <text:p text:style-name="P3">La aplicación Blockly es una herramienta muy utilizada en el inicio al aprendizaje de <text:s/>la programación, debido a que es muy gráfica e intuitiva. En la asignatura “Informática básica” del primer cuatrimestre del grado de Ingeniería Informática de la Universidad de Burgos se inicia a la programación con el lenguaje C_fácil, que es una adaptación del lenguaje C con una cabecera C_facil.h que facilita la lectura del lenguaje C.</text:p>
      <text:p text:style-name="P3">En este trabajo se propone la creación de una herramienta que convierta el código creado al programar en Blockly a el lenguaje C_fácil.</text:p>
      <text:p text:style-name="UBUcuerpoTrabajo"/>
      <text:p text:style-name="UBUcuerpoTrabajo"><text:span text:style-name="T3">Descriptores</text:span></text:p>
      <text:p text:style-name="UBUcuerpoTrabajo">Aprendizaje programación, algoritmo, conversor, C_fácil, Blockly</text:p>
      <text:p text:style-name="P1"><text:span text:style-name="inglés"><text:span text:style-name="T2"/></text:span></text:p>
      <text:p text:style-name="P1"><text:span text:style-name="inglés"><text:span text:style-name="T2">Abstract</text:span></text:span></text:p>
      <text:p text:style-name="Abstract"><text:span text:style-name="inglés">It is desired to develop a tool that helps students to start programming.</text:span></text:p>
      <text:p text:style-name="Abstract"><text:bookmark text:name="tw-target-text"/><text:span text:style-name="inglés"><text:span text:style-name="T4">The Blockly application is a very used tool in the beginning to learn programming, because it is very graphic and intuitive. In the subject "Basic Computer Science" of the first semester of the Computer Engineering degree at the University of Burgos, programming begins with C_fácil language, which is an adaptation of the C language with a C_facil.h header that facilitates the reading of the C language. </text:span></text:span></text:p>
      <text:p text:style-name="Abstract"><text:span text:style-name="inglés"><text:span text:style-name="T4">In this work we propose the creation of a tool that converts the code created from Blockly to C_fácil language.</text:span></text:span></text:p>
      <text:p text:style-name="Abstract"><text:span text:style-name="inglés"><text:span text:style-name="T4"/></text:span></text:p>
      <text:p text:style-name="Abstract"><text:span text:style-name="inglés"><text:span text:style-name="T5">Keywords</text:span></text:span></text:p>
      <text:p text:style-name="P9"><text:span text:style-name="inglés"><text:span text:style-name="T4">Learning programming, algorithm, converter, C_fácil, Blockly</text:span></text:span></text:p>
      <text:h text:style-name="P10" text:outline-level="1"><text:span text:style-name="inglés">Introducción</text:span></text:h>
      <text:p text:style-name="UBUcuerpoTrabajo"><text:span text:style-name="inglés"/></text:p>
      <text:p text:style-name="P3">Cada año nuevos alumnos empiezan el grado de “Ingeniería informática” en la universidad de Burgos, y muchos de ellos no tienen conocimientos de programación, por lo que les cuesta mucho empezar a programar con fluidez.</text:p>
      <text:p text:style-name="P3"/>
      <text:p text:style-name="P3">La asignatura “Informática básica” es la primera toma de contacto con la programación que los alumnos tienen en el grado y por ello, aquí es donde empiezan a entender cómo programar. </text:p>
      <text:p text:style-name="P3"/>
      <text:p text:style-name="P3">Por estas razones se utiliza en la asignatura el lenguaje C_fácil, que no es más que una cabecera que facilita la lectura del lenguaje C a los alumnos, y los prepara para asignaturas posteriores, como “Programación estructurada” del segundo semestre donde se realizan las prácticas programando en lenguaje C. También se utilizan herramientas como son Blockly, que al ser una herramienta gráfica y visual ayuda al inicio del aprendizaje de la programación, ya que convierte en código los programas creados gráficamente por la unión de bloques a los lenguajes JavaScript, Python, PHP, Lua y Dart, y además se ejecuta el programa creado en la propia aplicación.</text:p>
      <text:p text:style-name="P3"/>
      <text:p text:style-name="P3"><text:span text:style-name="inglés"><text:span text:style-name="T1">Con este proyecto se desea desarrollar una herramienta que, una vez realizado un programa en Blockly, convierta ese programa en el lenguaje C_fácil, y de esta manera los alumnos puedan visualizar el mismo programa desde dos perspectivas diferentes, una perspectiva visual y gráfica, y otra de código fácil de leer.</text:span></text:span></text:p>
      <text:p text:style-name="P3"><text:span text:style-name="inglés"><text:span text:style-name="T1"/></text:span></text:p>
      <text:p text:style-name="P4"><text:span text:style-name="inglés"><text:span text:style-name="T1"/></text:span></text:p>
      <text:p text:style-name="P3"><text:span text:style-name="inglé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paragraph-properties fo:margin-left="0cm" fo:margin-right="0cm" fo:margin-top="0cm" fo:margin-bottom="0cm"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1_Introduccion.odt</text:file-name> v.<text:editing-cycles>51</text:editing-cycles> <text:modification-date style:data-style-name="N103">14/feb/18</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09:02</meta:creation-date>
    <meta:generator>OpenOffice/4.1.3$Win32 OpenOffice.org_project/413m1$Build-9783</meta:generator>
    <dc:date>2018-02-14T10:05:58.62</dc:date>
    <dc:creator>Rosana Arnáiz Vicario</dc:creator>
    <meta:editing-duration>PT2H54M55S</meta:editing-duration>
    <meta:editing-cycles>51</meta:editing-cycles>
    <meta:document-statistic meta:table-count="0" meta:image-count="0" meta:object-count="0" meta:page-count="2" meta:paragraph-count="18" meta:word-count="448" meta:character-count="2826"/>
  </office:meta>
</office:document-meta>
</file>